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ize="11pt" fo:font-weight="normal" officeooo:rsid="0007f6a0" officeooo:paragraph-rsid="001543a1" style:font-size-asian="9.60000038146973pt" style:font-weight-asian="normal" style:font-size-complex="11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size="11pt" fo:font-weight="normal" officeooo:rsid="0006e805" officeooo:paragraph-rsid="001543a1" style:font-size-asian="11pt" style:font-weight-asian="normal" style:font-size-complex="11pt" style:font-weight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fo:color="#000000" fo:font-size="11pt" fo:font-weight="normal" officeooo:rsid="001543a1" officeooo:paragraph-rsid="001543a1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4586" fo:font-size="16pt" fo:font-weight="bold" officeooo:rsid="00034d1a" officeooo:paragraph-rsid="001543a1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4586" fo:font-size="12pt" fo:font-weight="normal" officeooo:rsid="00034d1a" officeooo:paragraph-rsid="001543a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4586" fo:font-size="14pt" fo:font-weight="normal" officeooo:rsid="00034d1a" officeooo:paragraph-rsid="001543a1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4586" fo:font-size="14pt" fo:font-weight="normal" officeooo:rsid="0006e805" officeooo:paragraph-rsid="001543a1" style:font-size-asian="14pt" style:font-weight-asian="normal" style:font-size-complex="14pt" style:font-weight-complex="normal"/>
    </style:style>
    <style:style style:name="T1" style:family="text">
      <style:text-properties officeooo:rsid="0009a15d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72b61"/>
    </style:style>
    <style:style style:name="T4" style:family="text">
      <style:text-properties officeooo:rsid="00172b61"/>
    </style:style>
    <style:style style:name="T5" style:family="text">
      <style:text-properties style:text-position="0% 100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eekly Report(Up until <text:span text:style-name="T4">31</text:span><text:span text:style-name="T3">st</text:span><text:span text:style-name="T4"> October</text:span>, 2015)</text:p>
      <text:p text:style-name="P5">Anirudh Tiwari</text:p>
      <text:p text:style-name="P5"/>
      <text:p text:style-name="P5"/>
      <text:p text:style-name="P6">Work Done</text:p>
      <text:list xml:id="list9129324282078440792" text:style-name="L2">
        <text:list-item>
          <text:p text:style-name="P3">Previously I plotted graphs for comparison of interaction energy with length. This time, I plotted a graph with interaction energy and radius of gyration and a 3-D graph with length, radius of gyration and interaction energy on the three axes. </text:p>
          <text:p text:style-name="P3"/>
        </text:list-item>
        <text:list-item>
          <text:p text:style-name="P3">Wrote a script to extract the Class(as per CATH) of each and every domain in my data set. I did this for both contiguous and non-contiguous proteins. </text:p>
        </text:list-item>
      </text:list>
      <text:p text:style-name="P2"/>
      <text:p text:style-name="P7">Result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0T08:15:00.281789711</meta:creation-date>
    <dc:date>2015-10-30T08:24:21.005821963</dc:date>
    <meta:editing-duration>PT9M20S</meta:editing-duration>
    <meta:editing-cycles>2</meta:editing-cycles>
    <meta:generator>LibreOffice/4.4.5.2$Linux_X86_64 LibreOffice_project/40$Build-2</meta:generator>
    <meta:document-statistic meta:table-count="0" meta:image-count="0" meta:object-count="0" meta:page-count="1" meta:paragraph-count="7" meta:word-count="81" meta:character-count="469" meta:non-whitespace-character-count="395"/>
  </office:meta>
</office:document-meta>
</file>